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ecd77"/>
    </style:style>
    <style:style style:name="P2" style:family="paragraph" style:parent-style-name="Heading_20_3">
      <style:text-properties officeooo:rsid="000ecd77" officeooo:paragraph-rsid="000ecd77"/>
    </style:style>
    <style:style style:name="P3" style:family="paragraph" style:parent-style-name="Heading_20_3">
      <style:text-properties style:font-name="Liberation Sans" fo:font-size="14.1000003814697pt" fo:language="es" fo:country="CR" fo:font-weight="bold" officeooo:rsid="0012eba1" officeooo:paragraph-rsid="0012eba1" style:font-name-asian="Noto Sans CJK SC" style:font-size-asian="14.1000003814697pt" style:font-weight-asian="bold" style:font-name-complex="Lohit Devanagari" style:font-size-complex="14.1000003814697pt" style:font-weight-complex="bold"/>
    </style:style>
    <style:style style:name="P4" style:family="paragraph" style:parent-style-name="Heading_20_3">
      <style:text-properties officeooo:rsid="0012eba1" officeooo:paragraph-rsid="0012eba1"/>
    </style:style>
    <style:style style:name="P5" style:family="paragraph" style:parent-style-name="Heading_20_3">
      <style:text-properties officeooo:paragraph-rsid="0012eba1"/>
    </style:style>
    <style:style style:name="P6" style:family="paragraph" style:parent-style-name="Heading_20_3">
      <style:text-properties officeooo:paragraph-rsid="0014cf84"/>
    </style:style>
    <style:style style:name="P7" style:family="paragraph" style:parent-style-name="Text_20_body">
      <style:text-properties officeooo:paragraph-rsid="000ecd77"/>
    </style:style>
    <style:style style:name="P8" style:family="paragraph" style:parent-style-name="Text_20_body">
      <style:text-properties officeooo:paragraph-rsid="0010bff6"/>
    </style:style>
    <style:style style:name="P9" style:family="paragraph" style:parent-style-name="Text_20_body">
      <style:text-properties officeooo:rsid="0012eba1" officeooo:paragraph-rsid="0012eba1"/>
    </style:style>
    <style:style style:name="P10" style:family="paragraph" style:parent-style-name="Text_20_body">
      <style:text-properties officeooo:paragraph-rsid="0012eba1"/>
    </style:style>
    <style:style style:name="P11" style:family="paragraph" style:parent-style-name="Text_20_body">
      <style:text-properties fo:language="es" fo:country="CR" officeooo:rsid="0012eba1" officeooo:paragraph-rsid="0012eba1"/>
    </style:style>
    <style:style style:name="P12" style:family="paragraph" style:parent-style-name="Text_20_body">
      <style:text-properties officeooo:paragraph-rsid="0014cf84"/>
    </style:style>
    <style:style style:name="T1" style:family="text">
      <style:text-properties officeooo:rsid="000ecd77"/>
    </style:style>
    <style:style style:name="T2" style:family="text">
      <style:text-properties style:font-name="Liberation Sans" fo:font-size="18.2000007629395pt" fo:language="es" fo:country="CR" fo:font-weight="bold" officeooo:rsid="000ecd77" style:font-name-asian="Noto Sans CJK SC" style:font-size-asian="18.2000007629395pt" style:font-weight-asian="bold" style:font-name-complex="Lohit Devanagari" style:font-size-complex="18.2000007629395pt" style:font-weight-complex="bold"/>
    </style:style>
    <style:style style:name="T3" style:family="text">
      <style:text-properties fo:language="es" fo:country="CR" officeooo:rsid="0010bff6"/>
    </style:style>
    <style:style style:name="T4" style:family="text">
      <style:text-properties fo:language="es" fo:country="CR" officeooo:rsid="001154e3"/>
    </style:style>
    <style:style style:name="T5" style:family="text">
      <style:text-properties fo:language="es" fo:country="CR" officeooo:rsid="0014cf84"/>
    </style:style>
    <style:style style:name="T6" style:family="text">
      <style:text-properties officeooo:rsid="0010bff6"/>
    </style:style>
    <style:style style:name="T7" style:family="text">
      <style:text-properties officeooo:rsid="0012eba1"/>
    </style:style>
    <style:style style:name="T8" style:family="text">
      <style:text-properties officeooo:rsid="0014cf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Resumen de las funciones</text:span></text:h>
      <text:p text:style-name="P9">Es importante aclarar que de manera general, para organizar los archivos de la aplicación se crea un directorio llamado config, dentro de este directorio se crean otros directorios que corresponden a cada cuenta que cree el ususario. Cada directorio de cuenta contendrá dos archivos csv: “registro.csv” y “balance.csv”. En registro se encuentran todos los gastos y todos los ingresos que se dan en la cuenta, mientras que en balance se guarda la cantidad de dinero neta que hay en la cuenta.</text:p>
      <text:h text:style-name="P3" text:outline-level="3">setup</text:h>
      <text:p text:style-name="P11">El objetivo de esta función es preparar la configuración inicial cuando se inicia la aplicación. Para esto se verifica la existencia del directorio config, el cual contiene todos los datos de las cuentas y los registros de las mismas. En caso de que este directorio no exista, lo crea.</text:p>
      <text:h text:style-name="P5" text:outline-level="3">Ingreso<text:span text:style-name="T7">s</text:span></text:h>
      <text:p text:style-name="P12"><text:span text:style-name="T6">La </text:span><text:span text:style-name="T7">función consiste en añadir el monto de un determinado ingreso, este monto se guarda en </text:span><text:span text:style-name="T8">el archivo “registro.csv” correspondiente a la cuenta que el usuario desea modificar. </text:span><text:span text:style-name="T5">La función detecta automáticamente la fecha del ingreso y guarda también esta información en el archivo csv. Finalmente pide al usuario que indique el concepto del ingreso, cabe mencionar que esto es recomendado, pero se busca implementar de manera que sea opcional para el usuario.</text:span></text:p>
      <text:h text:style-name="P2" text:outline-level="3">Gasto<text:span text:style-name="T7">s</text:span></text:h>
      <text:p text:style-name="P7"><text:span text:style-name="T1">La función consiste </text:span><text:span text:style-name="T4">en declara</text:span><text:span text:style-name="T5">r</text:span><text:span text:style-name="T4"> un gasto,</text:span><text:span text:style-name="T5"> el monto del mismo se guarda en el archivo “registro.csv” correspondiente y con signo negativo. La función detecta automáticamente la fecha del gasto y guarda también esta información. Finalmente pide al usuario que indique el concepto del gasto, cabe mencionar que esto es recomendado, pero se busca implementar de manera que sea opcional para el usuario.</text:span></text:p>
      <text:h text:style-name="P6" text:outline-level="3"><text:span text:style-name="T7">crearCuenta</text:span></text:h>
      <text:p text:style-name="P9">Esta función permite al usuario crear una cuenta nueva, esto le permite llevar un registro de todos los gastos e ingresos de la cuenta, así como también el balance neto de la misma. En concreto, esta función crea un directorio con el nombre de la cuenta indicado y dentro de este directorio crea los archivos csv necesarios para almacenar la información respectiva.</text:p>
      <text:h text:style-name="P4" text:outline-level="3">definirAction</text:h>
      <text:p text:style-name="P10"><text:span text:style-name="T7">Esta función permite al usuario definir qué acción va a realizar con una determinada cuenta. </text:span><text:span text:style-name="T8">Las opciones que se le ofrece depende de si el usuario es un individuo, o una empresa. Ya que el individuo cuenta principalmente solo con gastos e ingresos, pero una empresa debe calcular también su pago de impuestos.</text:span></text:p>
      <text:h text:style-name="P3" text:outline-level="3"><text:soft-page-break/>Balance</text:h>
      <text:p text:style-name="P8"><text:span text:style-name="T6">La función consiste </text:span><text:span text:style-name="T5">en calcular el balance neto de una cuenta determinada. </text:span></text:p>
      <text:h text:style-name="P4" text:outline-level="3"/>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left="0in" fo:margin-right="0in" fo:margin-top="0in" fo:margin-bottom="0.0972in" loext:contextual-spacing="false" fo:line-height="115%" fo:text-indent="0.25in" style:auto-text-indent="false" fo:background-color="transparent">
        <style:tab-stops>
          <style:tab-stop style:position="0.5035in"/>
        </style:tab-stops>
      </style:paragraph-properties>
      <style:text-properties fo:language="es" fo:country="CR"/>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2000007629395pt" fo:language="es" fo:country="CR" fo:font-weight="bold" officeooo:rsid="000ecd77" style:font-size-asian="18.2000007629395pt" style:font-weight-asian="bold" style:font-size-complex="18.2000007629395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language="es" fo:country="CR" fo:font-weight="bold" officeooo:rsid="000ecd77"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3T19:42:25.099090481</meta:creation-date>
    <dc:date>2020-10-24T00:16:04.957448914</dc:date>
    <meta:editing-duration>PT8M39S</meta:editing-duration>
    <meta:editing-cycles>1</meta:editing-cycles>
    <meta:document-statistic meta:table-count="0" meta:image-count="0" meta:object-count="0" meta:page-count="2" meta:paragraph-count="14" meta:word-count="403" meta:character-count="2456" meta:non-whitespace-character-count="2066"/>
    <meta:generator>LibreOffice/6.4.6.2$Linux_X86_64 LibreOffice_project/40$Build-2</meta:generator>
  </office:meta>
</office:document-meta>
</file>